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9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Ras">
      <style:table-properties table:display="true" style:writing-mode="lr-tb"/>
    </style:style>
    <style:style style:name="ta2" style:family="table" style:master-page-name="PageStyle_5f_pERK">
      <style:table-properties table:display="true" style:writing-mode="lr-tb"/>
    </style:style>
    <style:style style:name="ta3" style:family="table" style:master-page-name="PageStyle_5f_both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Excel_20_Built-in_20_Note" style:data-style-name="N152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152">
      <style:table-cell-properties style:rotation-align="none"/>
    </style:style>
    <style:style style:name="ce9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Good" style:data-style-name="N152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1" table:number-columns-repeated="16352" table:default-cell-style-name="Default"/>
        <table:table-row table:style-name="ro1"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n</text:p>
          </table:table-cell>
          <table:table-cell table:number-columns-repeated="16352"/>
        </table:table-row>
        <table:table-row table:style-name="ro1">
          <table:table-cell table:style-name="ce2" office:value-type="string" calcext:value-type="string">
            <text:p>(sec)</text:p>
          </table:table-cell>
          <table:table-cell table:style-name="ce2" office:value-type="string" calcext:value-type="string">
            <text:p>(min)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.01" calcext:value-type="float">
            <text:p>0.01</text:p>
          </table:table-cell>
          <table:table-cell table:style-name="ce4" table:number-columns-repeated="2"/>
          <table:table-cell table:style-name="ce4" office:value-type="float" office:value="0.03" calcext:value-type="float">
            <text:p>0.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 table:number-columns-repeated="16354"/>
        </table:table-row>
        <table:table-row table:style-name="ro2"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00167" calcext:value-type="float">
            <text:p>0.00167</text:p>
          </table:table-cell>
          <table:table-cell table:style-name="ce5" table:number-columns-repeated="2"/>
          <table:table-cell table:style-name="ce5" office:value-type="float" office:value="0.005" calcext:value-type="float">
            <text:p>0.005</text:p>
          </table:table-cell>
          <table:table-cell table:style-name="ce5" table:number-columns-repeated="2"/>
          <table:table-cell table:style-name="ce5" office:value-type="float" office:value="0.0167" calcext:value-type="float">
            <text:p>0.0167</text:p>
          </table:table-cell>
          <table:table-cell table:style-name="ce5" table:number-columns-repeated="2"/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style-name="ce5" office:value-type="float" office:value="0.167" calcext:value-type="float">
            <text:p>0.167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style-name="ce5" table:number-columns-repeated="2"/>
          <table:table-cell table:style-name="ce5" office:value-type="float" office:value="1.67" calcext:value-type="float">
            <text:p>1.67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16.7" calcext:value-type="float">
            <text:p>16.7</text:p>
          </table:table-cell>
          <table:table-cell table:style-name="ce5" table:number-columns-repeated="16354"/>
        </table:table-row>
        <table:table-row table:style-name="ro2">
          <table:table-cell table:formula="of:=[.B4]*6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.1791095084842" calcext:value-type="float">
            <text:p>3.179</text:p>
          </table:table-cell>
          <table:table-cell table:style-name="ce8" office:value-type="float" office:value="1.82774195036296" calcext:value-type="float">
            <text:p>1.828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8.24444444444444" calcext:value-type="float">
            <text:p>8.244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5]*60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18.7667649918865" calcext:value-type="float">
            <text:p>18.767</text:p>
          </table:table-cell>
          <table:table-cell table:style-name="ce9" office:value-type="float" office:value="7.54443622979722" calcext:value-type="float">
            <text:p>7.54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style-name="ce8"/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6]*60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4.9247863247863" calcext:value-type="float">
            <text:p>24.925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7]*60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table:style-name="ce6" office:value-type="float" office:value="8.31784841075795" calcext:value-type="float">
            <text:p>8.31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.92665036674817" calcext:value-type="float">
            <text:p>9.92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.281173594132" calcext:value-type="float">
            <text:p>13.28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.2029339853301" calcext:value-type="float">
            <text:p>19.20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.7808839877834" calcext:value-type="float">
            <text:p>24.781</text:p>
          </table:table-cell>
          <table:table-cell table:style-name="ce9" office:value-type="float" office:value="3.5470438009195" calcext:value-type="float">
            <text:p>3.547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8" calcext:value-type="float">
            <text:p>28.0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8]*60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3.13430332504666" calcext:value-type="float">
            <text:p>3.134</text:p>
          </table:table-cell>
          <table:table-cell table:style-name="ce8" office:value-type="float" office:value="1.36829614554683" calcext:value-type="float">
            <text:p>1.368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8" calcext:value-type="float">
            <text:p>28.000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9]*60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style-name="ce6" office:value-type="float" office:value="7.548" calcext:value-type="float">
            <text:p>7.54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.1929233361415" calcext:value-type="float">
            <text:p>11.19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.318610731686" calcext:value-type="float">
            <text:p>15.319</text:p>
          </table:table-cell>
          <table:table-cell table:style-name="ce8" office:value-type="float" office:value="2.63252658929121" calcext:value-type="float">
            <text:p>2.63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1.9611514165051" calcext:value-type="float">
            <text:p>21.961</text:p>
          </table:table-cell>
          <table:table-cell table:style-name="ce8" office:value-type="float" office:value="3.38509963656985" calcext:value-type="float">
            <text:p>3.38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.7897917735381" calcext:value-type="float">
            <text:p>22.790</text:p>
          </table:table-cell>
          <table:table-cell table:style-name="ce9" office:value-type="float" office:value="2.02260145547108" calcext:value-type="float">
            <text:p>2.02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8" calcext:value-type="float">
            <text:p>28.0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" calcext:value-type="float">
            <text:p>28.0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16.8543689320388" calcext:value-type="float">
            <text:p>16.85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formula="of:=[.B10]*60"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4.6974358974359" calcext:value-type="float">
            <text:p>24.697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1]*60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2.3189643928525" calcext:value-type="float">
            <text:p>22.319</text:p>
          </table:table-cell>
          <table:table-cell table:style-name="ce9" office:value-type="float" office:value="3.95256862676785" calcext:value-type="float">
            <text:p>3.953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2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19.5117225792618" calcext:value-type="float">
            <text:p>19.512</text:p>
          </table:table-cell>
          <table:table-cell table:style-name="ce9" office:value-type="float" office:value="3.8241609343764" calcext:value-type="float">
            <text:p>3.824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3]*60"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5.04220646793484" calcext:value-type="float">
            <text:p>5.042</text:p>
          </table:table-cell>
          <table:table-cell table:style-name="ce8" office:value-type="float" office:value="1.85722302817828" calcext:value-type="float">
            <text:p>1.85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.93643031784841" calcext:value-type="float">
            <text:p>3.93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.36408405222125" calcext:value-type="float">
            <text:p>6.364</text:p>
          </table:table-cell>
          <table:table-cell table:style-name="ce8" office:value-type="float" office:value="0.618801033353325" calcext:value-type="float">
            <text:p>0.61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9.48602205102182" calcext:value-type="float">
            <text:p>9.486</text:p>
          </table:table-cell>
          <table:table-cell table:style-name="ce8" office:value-type="float" office:value="1.47624209992158" calcext:value-type="float">
            <text:p>1.47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2.3555075563354" calcext:value-type="float">
            <text:p>12.356</text:p>
          </table:table-cell>
          <table:table-cell table:style-name="ce8" office:value-type="float" office:value="3.33789689129046" calcext:value-type="float">
            <text:p>3.33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7.3697006043272" calcext:value-type="float">
            <text:p>17.370</text:p>
          </table:table-cell>
          <table:table-cell table:style-name="ce8" office:value-type="float" office:value="0.464040226968676" calcext:value-type="float">
            <text:p>0.46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.7620417383748" calcext:value-type="float">
            <text:p>18.762</text:p>
          </table:table-cell>
          <table:table-cell table:style-name="ce8" office:value-type="float" office:value="3.4459384201256" calcext:value-type="float">
            <text:p>3.44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2.877358490566" calcext:value-type="float">
            <text:p>12.87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.9964939178799" calcext:value-type="float">
            <text:p>19.996</text:p>
          </table:table-cell>
          <table:table-cell table:style-name="ce8" office:value-type="float" office:value="6.6768107050051" calcext:value-type="float">
            <text:p>6.677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table:formula="of:=[.B14]*60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4.50697012692754" calcext:value-type="float">
            <text:p>4.507</text:p>
          </table:table-cell>
          <table:table-cell table:style-name="ce8" office:value-type="float" office:value="1.38793886080764" calcext:value-type="float">
            <text:p>1.388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6" office:value-type="float" office:value="4.32547169811321" calcext:value-type="float">
            <text:p>4.32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.7216981132075" calcext:value-type="float">
            <text:p>11.72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.7545742515907" calcext:value-type="float">
            <text:p>13.755</text:p>
          </table:table-cell>
          <table:table-cell table:style-name="ce8" office:value-type="float" office:value="3.90123703588838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8.0283018867925" calcext:value-type="float">
            <text:p>18.02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.9131323065705" calcext:value-type="float">
            <text:p>15.913</text:p>
          </table:table-cell>
          <table:table-cell table:style-name="ce8" office:value-type="float" office:value="2.70460501369929" calcext:value-type="float">
            <text:p>2.70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4.2971698113208" calcext:value-type="float">
            <text:p>14.29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.9664378389827" calcext:value-type="float">
            <text:p>17.966</text:p>
          </table:table-cell>
          <table:table-cell table:style-name="ce8" office:value-type="float" office:value="4.99237971451779" calcext:value-type="float">
            <text:p>4.99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table:formula="of:=[.B15]*60" office:value-type="float" office:value="7200" calcext:value-type="float">
            <text:p>7200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4.07875416803922" calcext:value-type="float">
            <text:p>4.079</text:p>
          </table:table-cell>
          <table:table-cell table:style-name="ce8" office:value-type="float" office:value="0.851297943564309" calcext:value-type="float">
            <text:p>0.851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6" office:value-type="float" office:value="3.5" calcext:value-type="float">
            <text:p>3.5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.86792452830189" calcext:value-type="float">
            <text:p>6.86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.42716879840143" calcext:value-type="float">
            <text:p>9.427</text:p>
          </table:table-cell>
          <table:table-cell table:style-name="ce8" office:value-type="float" office:value="2.81822968095566" calcext:value-type="float">
            <text:p>2.81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6.2783018867925" calcext:value-type="float">
            <text:p>16.27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.8095546652596" calcext:value-type="float">
            <text:p>10.810</text:p>
          </table:table-cell>
          <table:table-cell table:style-name="ce8" office:value-type="float" office:value="2.55752286826562" calcext:value-type="float">
            <text:p>2.55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.0518867924528" calcext:value-type="float">
            <text:p>12.05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.5347707579399" calcext:value-type="float">
            <text:p>13.535</text:p>
          </table:table-cell>
          <table:table-cell table:style-name="ce8" office:value-type="float" office:value="2.34214563908362" calcext:value-type="float">
            <text:p>2.34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ERK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1" table:number-columns-repeated="16352" table:default-cell-style-name="Default"/>
        <table:table-row table:style-name="ro2">
          <table:table-cell table:number-columns-repeated="16384"/>
        </table:table-row>
        <table:table-row table:style-name="ro1"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number-columns-repeated="16352"/>
        </table:table-row>
        <table:table-row table:style-name="ro1">
          <table:table-cell table:style-name="ce2" office:value-type="string" calcext:value-type="string">
            <text:p>(sec)</text:p>
          </table:table-cell>
          <table:table-cell table:style-name="ce2" office:value-type="string" calcext:value-type="string">
            <text:p>(min)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.01" calcext:value-type="float">
            <text:p>0.01</text:p>
          </table:table-cell>
          <table:table-cell table:style-name="ce4" table:number-columns-repeated="2"/>
          <table:table-cell table:style-name="ce4" office:value-type="float" office:value="0.03" calcext:value-type="float">
            <text:p>0.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number-columns-repeated="16352"/>
        </table:table-row>
        <table:table-row table:style-name="ro2">
          <table:table-cell table:style-name="ce1"/>
          <table:table-cell table:style-name="ce10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67" calcext:value-type="float">
            <text:p>0.0016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167" calcext:value-type="float">
            <text:p>0.0167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table:style-name="ce5" table:number-columns-repeated="2"/>
          <table:table-cell table:number-columns-repeated="16352"/>
        </table:table-row>
        <table:table-row table:style-name="ro2">
          <table:table-cell table:formula="of:=[.B5]*6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.0434411009312" calcext:value-type="float">
            <text:p>11.043</text:p>
          </table:table-cell>
          <table:table-cell table:style-name="ce8" office:value-type="float" office:value="8.37256468352959" calcext:value-type="float">
            <text:p>8.373</text:p>
          </table:table-cell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9.89581205311542" calcext:value-type="float">
            <text:p>9.896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6]*60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10.9368743615935" calcext:value-type="float">
            <text:p>10.937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7]*60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32.5721997300945" calcext:value-type="float">
            <text:p>32.572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8]*60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.5715197643015" calcext:value-type="float">
            <text:p>1.57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2.68519518782225" calcext:value-type="float">
            <text:p>2.68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.5659710287258" calcext:value-type="float">
            <text:p>12.56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.7236435060152" calcext:value-type="float">
            <text:p>20.72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5.2829417773238" calcext:value-type="float">
            <text:p>25.283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9.5495212374171" calcext:value-type="float">
            <text:p>29.55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.1163761355266" calcext:value-type="float">
            <text:p>33.11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.5270316719863" calcext:value-type="float">
            <text:p>34.52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0.1325313037073" calcext:value-type="float">
            <text:p>40.133</text:p>
          </table:table-cell>
          <table:table-cell table:style-name="ce12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formula="of:=[.B9]*60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 office:value-type="float" office:value="38.7910768513962" calcext:value-type="float">
            <text:p>38.791</text:p>
          </table:table-cell>
          <table:table-cell table:style-name="ce9" office:value-type="float" office:value="0.809462959669936" calcext:value-type="float">
            <text:p>0.809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7"/>
          <table:table-cell table:number-columns-repeated="2"/>
          <table:table-cell table:style-name="ce6"/>
          <table:table-cell table:number-columns-repeated="16354"/>
        </table:table-row>
        <table:table-row table:style-name="ro2">
          <table:table-cell table:formula="of:=[.B10]*60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11" office:value-type="float" office:value="58.802860061287" calcext:value-type="float">
            <text:p>58.803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1]*60"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6.84933682789294" calcext:value-type="float">
            <text:p>6.849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24.6353744738305" calcext:value-type="float">
            <text:p>24.63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6.3014851878326" calcext:value-type="float">
            <text:p>36.30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9.8800730680645" calcext:value-type="float">
            <text:p>49.88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6" calcext:value-type="float">
            <text:p>56.000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64.9886426812803" calcext:value-type="float">
            <text:p>64.989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.9886426812803" calcext:value-type="float">
            <text:p>64.989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.7260741799698" calcext:value-type="float">
            <text:p>70.72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9.1960924469859" calcext:value-type="float">
            <text:p>69.19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formula="of:=[.B12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2"/>
          <table:table-cell table:style-name="ce6" office:value-type="float" office:value="4.64829231380898" calcext:value-type="float">
            <text:p>4.64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.1418989111336" calcext:value-type="float">
            <text:p>16.14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2.0870067076221" calcext:value-type="float">
            <text:p>32.08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3.2930448500083" calcext:value-type="float">
            <text:p>53.29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3" calcext:value-type="float">
            <text:p>53.000</text:p>
          </table:table-cell>
          <table:table-cell table:style-name="ce9" office:value-type="float" office:value="3" calcext:value-type="float">
            <text:p>3.00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6.0653576329661" calcext:value-type="float">
            <text:p>56.06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3]*60"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50.4831309041835" calcext:value-type="float">
            <text:p>50.483</text:p>
          </table:table-cell>
          <table:table-cell table:style-name="ce8" office:value-type="float" office:value="5.51686909581641" calcext:value-type="float">
            <text:p>5.517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4]*60"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table:style-name="ce7"/>
          <table:table-cell table:number-columns-repeated="2"/>
          <table:table-cell table:style-name="ce6" office:value-type="float" office:value="18.421052631579" calcext:value-type="float">
            <text:p>18.42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5.077399380805" calcext:value-type="float">
            <text:p>25.07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2.4720171469398" calcext:value-type="float">
            <text:p>32.47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0.3072160038104" calcext:value-type="float">
            <text:p>40.30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59.5141700404858" calcext:value-type="float">
            <text:p>59.51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5]*60"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4.9083953016505" calcext:value-type="float">
            <text:p>14.908</text:p>
          </table:table-cell>
          <table:table-cell table:style-name="ce8" office:value-type="float" office:value="4.92493803168281" calcext:value-type="float">
            <text:p>4.92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6" office:value-type="float" office:value="14.9302153767085" calcext:value-type="float">
            <text:p>14.93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.4059714437146" calcext:value-type="float">
            <text:p>21.40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.3970656730321" calcext:value-type="float">
            <text:p>22.397</text:p>
          </table:table-cell>
          <table:table-cell table:style-name="ce8" office:value-type="float" office:value="9.23949294528329" calcext:value-type="float">
            <text:p>9.239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8.8545364020365" calcext:value-type="float">
            <text:p>38.85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5.271503318361" calcext:value-type="float">
            <text:p>35.272</text:p>
          </table:table-cell>
          <table:table-cell table:style-name="ce8" office:value-type="float" office:value="10.1729734940707" calcext:value-type="float">
            <text:p>10.17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9.3042416844675" calcext:value-type="float">
            <text:p>39.30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1.4551882962416" calcext:value-type="float">
            <text:p>41.455</text:p>
          </table:table-cell>
          <table:table-cell table:style-name="ce8" office:value-type="float" office:value="10.4115146906634" calcext:value-type="float">
            <text:p>10.41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table:formula="of:=[.B16]*60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4.8462953742815" calcext:value-type="float">
            <text:p>14.846</text:p>
          </table:table-cell>
          <table:table-cell table:style-name="ce8" office:value-type="float" office:value="6.93148240349628" calcext:value-type="float">
            <text:p>6.93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6" office:value-type="float" office:value="12.9515121340122" calcext:value-type="float">
            <text:p>12.95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.1467966529078" calcext:value-type="float">
            <text:p>20.14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.8848326186232" calcext:value-type="float">
            <text:p>21.885</text:p>
          </table:table-cell>
          <table:table-cell table:style-name="ce8" office:value-type="float" office:value="8.97836984177368" calcext:value-type="float">
            <text:p>8.97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.511314906124" calcext:value-type="float">
            <text:p>28.51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9.3890688304867" calcext:value-type="float">
            <text:p>29.389</text:p>
          </table:table-cell>
          <table:table-cell table:style-name="ce8" office:value-type="float" office:value="9.00255448863605" calcext:value-type="float">
            <text:p>9.00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.374026307759" calcext:value-type="float">
            <text:p>24.37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.3981325333814" calcext:value-type="float">
            <text:p>30.398</text:p>
          </table:table-cell>
          <table:table-cell table:style-name="ce8" office:value-type="float" office:value="11.3516767699661" calcext:value-type="float">
            <text:p>11.35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15.9401503835879" calcext:value-type="float">
            <text:p>15.940</text:p>
          </table:table-cell>
          <table:table-cell table:style-name="ce8" office:value-type="float" office:value="6.22651628307877" calcext:value-type="float">
            <text:p>6.227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6" office:value-type="float" office:value="10.8828678348297" calcext:value-type="float">
            <text:p>10.88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.7503332637361" calcext:value-type="float">
            <text:p>14.75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.2544317682281" calcext:value-type="float">
            <text:p>17.254</text:p>
          </table:table-cell>
          <table:table-cell table:style-name="ce8" office:value-type="float" office:value="9.1076654836568" calcext:value-type="float">
            <text:p>9.10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5.1834958161348" calcext:value-type="float">
            <text:p>25.18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.7216731772808" calcext:value-type="float">
            <text:p>26.722</text:p>
          </table:table-cell>
          <table:table-cell table:style-name="ce8" office:value-type="float" office:value="9.17840511953942" calcext:value-type="float">
            <text:p>9.17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.8556767261455" calcext:value-type="float">
            <text:p>21.85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2.681213383372" calcext:value-type="float">
            <text:p>32.681</text:p>
          </table:table-cell>
          <table:table-cell table:style-name="ce8" office:value-type="float" office:value="12.8010858221444" calcext:value-type="float">
            <text:p>12.801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th" table:style-name="ta3">
        <office:forms form:automatic-focus="false" form:apply-design-mode="false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6355" table:default-cell-style-name="Default"/>
        <table:table-row table:style-name="ro1"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number-columns-repeated="16354"/>
        </table:table-row>
        <table:table-row table:style-name="ro1">
          <table:table-cell table:style-name="ce2" office:value-type="string" calcext:value-type="string">
            <text:p>(sec)</text:p>
          </table:table-cell>
          <table:table-cell table:style-name="ce2" office:value-type="string" calcext:value-type="string">
            <text:p>(min)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.01" calcext:value-type="float">
            <text:p>0.01</text:p>
          </table:table-cell>
          <table:table-cell table:style-name="ce4" table:number-columns-repeated="2"/>
          <table:table-cell table:style-name="ce4" office:value-type="float" office:value="0.03" calcext:value-type="float">
            <text:p>0.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number-columns-repeated="16354"/>
        </table:table-row>
        <table:table-row table:style-name="ro2"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67" calcext:value-type="float">
            <text:p>0.0016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167" calcext:value-type="float">
            <text:p>0.0167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table:number-columns-repeated="16354"/>
        </table:table-row>
        <table:table-row table:style-name="ro2">
          <table:table-cell table:formula="of:=[.B4]*6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.1791095084842" calcext:value-type="float">
            <text:p>3.179</text:p>
          </table:table-cell>
          <table:table-cell table:style-name="ce8" office:value-type="float" office:value="1.82774195036296" calcext:value-type="float">
            <text:p>1.828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8.24444444444444" calcext:value-type="float">
            <text:p>8.244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5]*60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18.7667649918865" calcext:value-type="float">
            <text:p>18.767</text:p>
          </table:table-cell>
          <table:table-cell table:style-name="ce9" office:value-type="float" office:value="7.54443622979722" calcext:value-type="float">
            <text:p>7.54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style-name="ce8"/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6]*60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4.9247863247863" calcext:value-type="float">
            <text:p>24.925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7]*60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table:style-name="ce6" office:value-type="float" office:value="8.31784841075795" calcext:value-type="float">
            <text:p>8.31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.92665036674817" calcext:value-type="float">
            <text:p>9.92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.281173594132" calcext:value-type="float">
            <text:p>13.28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.2029339853301" calcext:value-type="float">
            <text:p>19.20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.7808839877834" calcext:value-type="float">
            <text:p>24.781</text:p>
          </table:table-cell>
          <table:table-cell table:style-name="ce9" office:value-type="float" office:value="3.5470438009195" calcext:value-type="float">
            <text:p>3.547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8" calcext:value-type="float">
            <text:p>28.0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8]*60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3.13430332504666" calcext:value-type="float">
            <text:p>3.134</text:p>
          </table:table-cell>
          <table:table-cell table:style-name="ce8" office:value-type="float" office:value="1.36829614554683" calcext:value-type="float">
            <text:p>1.368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8" calcext:value-type="float">
            <text:p>28.000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9]*60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style-name="ce6" office:value-type="float" office:value="7.548" calcext:value-type="float">
            <text:p>7.54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.1929233361415" calcext:value-type="float">
            <text:p>11.19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.318610731686" calcext:value-type="float">
            <text:p>15.319</text:p>
          </table:table-cell>
          <table:table-cell table:style-name="ce8" office:value-type="float" office:value="2.63252658929121" calcext:value-type="float">
            <text:p>2.63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1.9611514165051" calcext:value-type="float">
            <text:p>21.961</text:p>
          </table:table-cell>
          <table:table-cell table:style-name="ce8" office:value-type="float" office:value="3.38509963656985" calcext:value-type="float">
            <text:p>3.38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.7897917735381" calcext:value-type="float">
            <text:p>22.790</text:p>
          </table:table-cell>
          <table:table-cell table:style-name="ce9" office:value-type="float" office:value="2.02260145547108" calcext:value-type="float">
            <text:p>2.02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8" calcext:value-type="float">
            <text:p>28.0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" calcext:value-type="float">
            <text:p>28.0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16.8543689320388" calcext:value-type="float">
            <text:p>16.854</text:p>
          </table:table-cell>
          <table:table-cell table:number-columns-repeated="16354"/>
        </table:table-row>
        <table:table-row table:style-name="ro2">
          <table:table-cell table:formula="of:=[.B10]*60"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4.6974358974359" calcext:value-type="float">
            <text:p>24.697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1]*60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22.3189643928525" calcext:value-type="float">
            <text:p>22.319</text:p>
          </table:table-cell>
          <table:table-cell table:style-name="ce9" office:value-type="float" office:value="3.95256862676785" calcext:value-type="float">
            <text:p>3.953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2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19.5117225792618" calcext:value-type="float">
            <text:p>19.512</text:p>
          </table:table-cell>
          <table:table-cell table:style-name="ce9" office:value-type="float" office:value="3.8241609343764" calcext:value-type="float">
            <text:p>3.824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13]*60"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5.04220646793484" calcext:value-type="float">
            <text:p>5.042</text:p>
          </table:table-cell>
          <table:table-cell table:style-name="ce8" office:value-type="float" office:value="1.85722302817828" calcext:value-type="float">
            <text:p>1.85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.93643031784841" calcext:value-type="float">
            <text:p>3.93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.36408405222125" calcext:value-type="float">
            <text:p>6.364</text:p>
          </table:table-cell>
          <table:table-cell table:style-name="ce8" office:value-type="float" office:value="0.618801033353325" calcext:value-type="float">
            <text:p>0.61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9.48602205102182" calcext:value-type="float">
            <text:p>9.486</text:p>
          </table:table-cell>
          <table:table-cell table:style-name="ce8" office:value-type="float" office:value="1.47624209992158" calcext:value-type="float">
            <text:p>1.47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2.3555075563354" calcext:value-type="float">
            <text:p>12.356</text:p>
          </table:table-cell>
          <table:table-cell table:style-name="ce8" office:value-type="float" office:value="3.33789689129046" calcext:value-type="float">
            <text:p>3.33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7.3697006043272" calcext:value-type="float">
            <text:p>17.370</text:p>
          </table:table-cell>
          <table:table-cell table:style-name="ce8" office:value-type="float" office:value="0.464040226968676" calcext:value-type="float">
            <text:p>0.46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.7620417383748" calcext:value-type="float">
            <text:p>18.762</text:p>
          </table:table-cell>
          <table:table-cell table:style-name="ce8" office:value-type="float" office:value="3.4459384201256" calcext:value-type="float">
            <text:p>3.44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2.877358490566" calcext:value-type="float">
            <text:p>12.87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.9964939178799" calcext:value-type="float">
            <text:p>19.996</text:p>
          </table:table-cell>
          <table:table-cell table:style-name="ce8" office:value-type="float" office:value="6.6768107050051" calcext:value-type="float">
            <text:p>6.677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table:formula="of:=[.B14]*60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4.50697012692754" calcext:value-type="float">
            <text:p>4.507</text:p>
          </table:table-cell>
          <table:table-cell table:style-name="ce8" office:value-type="float" office:value="1.38793886080764" calcext:value-type="float">
            <text:p>1.388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6" office:value-type="float" office:value="4.32547169811321" calcext:value-type="float">
            <text:p>4.32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.7216981132075" calcext:value-type="float">
            <text:p>11.72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.7545742515907" calcext:value-type="float">
            <text:p>13.755</text:p>
          </table:table-cell>
          <table:table-cell table:style-name="ce8" office:value-type="float" office:value="3.90123703588838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8.0283018867925" calcext:value-type="float">
            <text:p>18.02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.9131323065705" calcext:value-type="float">
            <text:p>15.913</text:p>
          </table:table-cell>
          <table:table-cell table:style-name="ce8" office:value-type="float" office:value="2.70460501369929" calcext:value-type="float">
            <text:p>2.70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4.2971698113208" calcext:value-type="float">
            <text:p>14.29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.9664378389827" calcext:value-type="float">
            <text:p>17.966</text:p>
          </table:table-cell>
          <table:table-cell table:style-name="ce8" office:value-type="float" office:value="4.99237971451779" calcext:value-type="float">
            <text:p>4.99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table:formula="of:=[.B15]*60" office:value-type="float" office:value="7200" calcext:value-type="float">
            <text:p>7200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4.07875416803922" calcext:value-type="float">
            <text:p>4.079</text:p>
          </table:table-cell>
          <table:table-cell table:style-name="ce8" office:value-type="float" office:value="0.851297943564309" calcext:value-type="float">
            <text:p>0.851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6" office:value-type="float" office:value="3.5" calcext:value-type="float">
            <text:p>3.50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.86792452830189" calcext:value-type="float">
            <text:p>6.86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.42716879840143" calcext:value-type="float">
            <text:p>9.427</text:p>
          </table:table-cell>
          <table:table-cell table:style-name="ce8" office:value-type="float" office:value="2.81822968095566" calcext:value-type="float">
            <text:p>2.81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6.2783018867925" calcext:value-type="float">
            <text:p>16.27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.8095546652596" calcext:value-type="float">
            <text:p>10.810</text:p>
          </table:table-cell>
          <table:table-cell table:style-name="ce8" office:value-type="float" office:value="2.55752286826562" calcext:value-type="float">
            <text:p>2.55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.0518867924528" calcext:value-type="float">
            <text:p>12.05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.5347707579399" calcext:value-type="float">
            <text:p>13.535</text:p>
          </table:table-cell>
          <table:table-cell table:style-name="ce8" office:value-type="float" office:value="2.34214563908362" calcext:value-type="float">
            <text:p>2.34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EGF]</text:p>
          </table:table-cell>
          <table:table-cell table:number-columns-repeated="16354"/>
        </table:table-row>
        <table:table-row table:style-name="ro1">
          <table:table-cell table:style-name="ce2" office:value-type="string" calcext:value-type="string">
            <text:p>(sec)</text:p>
          </table:table-cell>
          <table:table-cell table:style-name="ce2" office:value-type="string" calcext:value-type="string">
            <text:p>(min)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.01" calcext:value-type="float">
            <text:p>0.01</text:p>
          </table:table-cell>
          <table:table-cell table:style-name="ce4" table:number-columns-repeated="2"/>
          <table:table-cell table:style-name="ce4" office:value-type="float" office:value="0.03" calcext:value-type="float">
            <text:p>0.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number-columns-repeated="16354"/>
        </table:table-row>
        <table:table-row table:style-name="ro2">
          <table:table-cell table:style-name="ce1"/>
          <table:table-cell table:style-name="ce10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67" calcext:value-type="float">
            <text:p>0.0016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167" calcext:value-type="float">
            <text:p>0.0167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table:number-columns-repeated="16354"/>
        </table:table-row>
        <table:table-row table:style-name="ro2">
          <table:table-cell table:formula="of:=[.B21]*6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.0434411009312" calcext:value-type="float">
            <text:p>11.043</text:p>
          </table:table-cell>
          <table:table-cell table:style-name="ce8" office:value-type="float" office:value="8.37256468352959" calcext:value-type="float">
            <text:p>8.373</text:p>
          </table:table-cell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9.89581205311542" calcext:value-type="float">
            <text:p>9.896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22]*60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10.9368743615935" calcext:value-type="float">
            <text:p>10.937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23]*60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32.5721997300945" calcext:value-type="float">
            <text:p>32.572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24]*60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.5715197643015" calcext:value-type="float">
            <text:p>1.57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2.68519518782225" calcext:value-type="float">
            <text:p>2.68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.5659710287258" calcext:value-type="float">
            <text:p>12.56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.7236435060152" calcext:value-type="float">
            <text:p>20.72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5.2829417773238" calcext:value-type="float">
            <text:p>25.283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9.5495212374171" calcext:value-type="float">
            <text:p>29.55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.1163761355266" calcext:value-type="float">
            <text:p>33.11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.5270316719863" calcext:value-type="float">
            <text:p>34.52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0.1325313037073" calcext:value-type="float">
            <text:p>40.133</text:p>
          </table:table-cell>
          <table:table-cell table:number-columns-repeated="16354"/>
        </table:table-row>
        <table:table-row table:style-name="ro2">
          <table:table-cell table:formula="of:=[.B25]*60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 office:value-type="float" office:value="38.7910768513962" calcext:value-type="float">
            <text:p>38.791</text:p>
          </table:table-cell>
          <table:table-cell table:style-name="ce9" office:value-type="float" office:value="0.809462959669936" calcext:value-type="float">
            <text:p>0.809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7"/>
          <table:table-cell table:number-columns-repeated="2"/>
          <table:table-cell table:style-name="ce6"/>
          <table:table-cell table:number-columns-repeated="16354"/>
        </table:table-row>
        <table:table-row table:style-name="ro2">
          <table:table-cell table:formula="of:=[.B26]*60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11" office:value-type="float" office:value="58.802860061287" calcext:value-type="float">
            <text:p>58.803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27]*60"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6.84933682789294" calcext:value-type="float">
            <text:p>6.849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24.6353744738305" calcext:value-type="float">
            <text:p>24.63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6.3014851878326" calcext:value-type="float">
            <text:p>36.30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9.8800730680645" calcext:value-type="float">
            <text:p>49.88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6" calcext:value-type="float">
            <text:p>56.000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64.9886426812803" calcext:value-type="float">
            <text:p>64.989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.9886426812803" calcext:value-type="float">
            <text:p>64.989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.7260741799698" calcext:value-type="float">
            <text:p>70.72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9.1960924469859" calcext:value-type="float">
            <text:p>69.196</text:p>
          </table:table-cell>
          <table:table-cell table:number-columns-repeated="16354"/>
        </table:table-row>
        <table:table-row table:style-name="ro2">
          <table:table-cell table:formula="of:=[.B28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2"/>
          <table:table-cell table:style-name="ce6" office:value-type="float" office:value="4.64829231380898" calcext:value-type="float">
            <text:p>4.648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.1418989111336" calcext:value-type="float">
            <text:p>16.14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2.0870067076221" calcext:value-type="float">
            <text:p>32.08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3.2930448500083" calcext:value-type="float">
            <text:p>53.29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3" calcext:value-type="float">
            <text:p>53.000</text:p>
          </table:table-cell>
          <table:table-cell table:style-name="ce9" office:value-type="float" office:value="3" calcext:value-type="float">
            <text:p>3.00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6.0653576329661" calcext:value-type="float">
            <text:p>56.06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29]*60"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6" office:value-type="float" office:value="50.4831309041835" calcext:value-type="float">
            <text:p>50.483</text:p>
          </table:table-cell>
          <table:table-cell table:style-name="ce8" office:value-type="float" office:value="5.51686909581641" calcext:value-type="float">
            <text:p>5.517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30]*60"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table:style-name="ce7"/>
          <table:table-cell table:number-columns-repeated="2"/>
          <table:table-cell table:style-name="ce6" office:value-type="float" office:value="18.421052631579" calcext:value-type="float">
            <text:p>18.42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5.077399380805" calcext:value-type="float">
            <text:p>25.07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2.4720171469398" calcext:value-type="float">
            <text:p>32.47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0.3072160038104" calcext:value-type="float">
            <text:p>40.30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6" office:value-type="float" office:value="59.5141700404858" calcext:value-type="float">
            <text:p>59.51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54"/>
        </table:table-row>
        <table:table-row table:style-name="ro2">
          <table:table-cell table:formula="of:=[.B31]*60"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4.9083953016505" calcext:value-type="float">
            <text:p>14.908</text:p>
          </table:table-cell>
          <table:table-cell table:style-name="ce8" office:value-type="float" office:value="4.92493803168281" calcext:value-type="float">
            <text:p>4.92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6" office:value-type="float" office:value="14.9302153767085" calcext:value-type="float">
            <text:p>14.93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.4059714437146" calcext:value-type="float">
            <text:p>21.40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.3970656730321" calcext:value-type="float">
            <text:p>22.397</text:p>
          </table:table-cell>
          <table:table-cell table:style-name="ce8" office:value-type="float" office:value="9.23949294528329" calcext:value-type="float">
            <text:p>9.239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8.8545364020365" calcext:value-type="float">
            <text:p>38.855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5.271503318361" calcext:value-type="float">
            <text:p>35.272</text:p>
          </table:table-cell>
          <table:table-cell table:style-name="ce8" office:value-type="float" office:value="10.1729734940707" calcext:value-type="float">
            <text:p>10.17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9.3042416844675" calcext:value-type="float">
            <text:p>39.30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1.4551882962416" calcext:value-type="float">
            <text:p>41.455</text:p>
          </table:table-cell>
          <table:table-cell table:style-name="ce8" office:value-type="float" office:value="10.4115146906634" calcext:value-type="float">
            <text:p>10.41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table:formula="of:=[.B32]*60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4.8462953742815" calcext:value-type="float">
            <text:p>14.846</text:p>
          </table:table-cell>
          <table:table-cell table:style-name="ce8" office:value-type="float" office:value="6.93148240349628" calcext:value-type="float">
            <text:p>6.93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6" office:value-type="float" office:value="12.9515121340122" calcext:value-type="float">
            <text:p>12.952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.1467966529078" calcext:value-type="float">
            <text:p>20.147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.8848326186232" calcext:value-type="float">
            <text:p>21.885</text:p>
          </table:table-cell>
          <table:table-cell table:style-name="ce8" office:value-type="float" office:value="8.97836984177368" calcext:value-type="float">
            <text:p>8.97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.511314906124" calcext:value-type="float">
            <text:p>28.511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9.3890688304867" calcext:value-type="float">
            <text:p>29.389</text:p>
          </table:table-cell>
          <table:table-cell table:style-name="ce8" office:value-type="float" office:value="9.00255448863605" calcext:value-type="float">
            <text:p>9.00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.374026307759" calcext:value-type="float">
            <text:p>24.374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.3981325333814" calcext:value-type="float">
            <text:p>30.398</text:p>
          </table:table-cell>
          <table:table-cell table:style-name="ce8" office:value-type="float" office:value="11.3516767699661" calcext:value-type="float">
            <text:p>11.35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15.9401503835879" calcext:value-type="float">
            <text:p>15.940</text:p>
          </table:table-cell>
          <table:table-cell table:style-name="ce8" office:value-type="float" office:value="6.22651628307877" calcext:value-type="float">
            <text:p>6.227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6" office:value-type="float" office:value="10.8828678348297" calcext:value-type="float">
            <text:p>10.88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.7503332637361" calcext:value-type="float">
            <text:p>14.750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.2544317682281" calcext:value-type="float">
            <text:p>17.254</text:p>
          </table:table-cell>
          <table:table-cell table:style-name="ce8" office:value-type="float" office:value="9.1076654836568" calcext:value-type="float">
            <text:p>9.10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5.1834958161348" calcext:value-type="float">
            <text:p>25.183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.7216731772808" calcext:value-type="float">
            <text:p>26.722</text:p>
          </table:table-cell>
          <table:table-cell table:style-name="ce8" office:value-type="float" office:value="9.17840511953942" calcext:value-type="float">
            <text:p>9.17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.8556767261455" calcext:value-type="float">
            <text:p>21.856</text:p>
          </table:table-cell>
          <table:table-cell table:style-name="ce8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2.681213383372" calcext:value-type="float">
            <text:p>32.681</text:p>
          </table:table-cell>
          <table:table-cell table:style-name="ce8" office:value-type="float" office:value="12.8010858221444" calcext:value-type="float">
            <text:p>12.801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635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8"/>
          <table:table-cell>
            <draw:frame table:end-cell-address="both.AH67" table:end-x="0.5102in" table:end-y="0.0933in" draw:z-index="1" draw:name="Chart 4" draw:style-name="gr1" draw:text-style-name="P1" svg:width="13.9173in" svg:height="6.739in" svg:x="0.5575in" svg:y="0.1354in">
              <draw:object draw:notify-on-update-of-ranges="both.D39:both.D39 both.D40:both.D51 both.C40:both.C51 both.E39:both.E39 both.E40:both.E51 both.C40:both.C51 both.F39:both.F39 both.F40:both.F51 both.C40:both.C51 both.G39:both.G39 both.G40:both.G51 both.C40:both.C51 both.H39:both.H39 both.H40:both.H51 both.C40:both.C51 both.I39:both.I39 both.I40:both.I51 both.C40:both.C51 both.J39:both.J39 both.J40:both.J51 both.C40:both.C51 both.K39:both.K39 both.K40:both.K51 both.C40:both.C51 both.L39:both.L39 both.L40:both.L51 both.C40:both.C51 both.M39:both.M39 both.M40:both.M51 both.C40:both.C5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5" calcext:value-type="float">
            <text:p>0.05</text:p>
          </table:table-cell>
          <table:table-cell office:value-type="float" office:value="0.167" calcext:value-type="float">
            <text:p>0.167</text:p>
          </table:table-cell>
          <table:table-cell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 table:number-columns-repeated="1637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3.1791095084842" calcext:value-type="float">
            <text:p>3.179</text:p>
          </table:table-cell>
          <table:table-cell table:style-name="ce7" table:number-columns-repeated="4"/>
          <table:table-cell table:style-name="ce6" office:value-type="float" office:value="8.24444444444444" calcext:value-type="float">
            <text:p>8.244</text:p>
          </table:table-cell>
          <table:table-cell/>
          <table:table-cell table:style-name="ce7" table:number-columns-repeated="3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number-columns-repeated="5"/>
          <table:table-cell table:style-name="ce6" office:value-type="float" office:value="18.7667649918865" calcext:value-type="float">
            <text:p>18.767</text:p>
          </table:table-cell>
          <table:table-cell table:style-name="ce6"/>
          <table:table-cell table:style-name="ce7" table:number-columns-repeated="3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number-columns-repeated="5"/>
          <table:table-cell table:style-name="ce6" office:value-type="float" office:value="24.9247863247863" calcext:value-type="float">
            <text:p>24.925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7"/>
          <table:table-cell table:style-name="ce6" office:value-type="float" office:value="8.31784841075795" calcext:value-type="float">
            <text:p>8.318</text:p>
          </table:table-cell>
          <table:table-cell table:style-name="ce6" office:value-type="float" office:value="9.92665036674817" calcext:value-type="float">
            <text:p>9.927</text:p>
          </table:table-cell>
          <table:table-cell table:style-name="ce6" office:value-type="float" office:value="13.281173594132" calcext:value-type="float">
            <text:p>13.281</text:p>
          </table:table-cell>
          <table:table-cell table:style-name="ce6" office:value-type="float" office:value="19.2029339853301" calcext:value-type="float">
            <text:p>19.203</text:p>
          </table:table-cell>
          <table:table-cell table:style-name="ce6" office:value-type="float" office:value="24.7808839877834" calcext:value-type="float">
            <text:p>24.781</text:p>
          </table:table-cell>
          <table:table-cell table:style-name="ce6" office:value-type="float" office:value="28" calcext:value-type="float">
            <text:p>28.000</text:p>
          </table:table-cell>
          <table:table-cell table:style-name="ce7" table:number-columns-repeated="3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6" office:value-type="float" office:value="3.13430332504666" calcext:value-type="float">
            <text:p>3.134</text:p>
          </table:table-cell>
          <table:table-cell table:style-name="ce7" table:number-columns-repeated="4"/>
          <table:table-cell table:style-name="ce6" office:value-type="float" office:value="28" calcext:value-type="float">
            <text:p>28.000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7"/>
          <table:table-cell table:style-name="ce6" office:value-type="float" office:value="7.548" calcext:value-type="float">
            <text:p>7.548</text:p>
          </table:table-cell>
          <table:table-cell table:style-name="ce6" office:value-type="float" office:value="11.1929233361415" calcext:value-type="float">
            <text:p>11.193</text:p>
          </table:table-cell>
          <table:table-cell table:style-name="ce6" office:value-type="float" office:value="15.318610731686" calcext:value-type="float">
            <text:p>15.319</text:p>
          </table:table-cell>
          <table:table-cell table:style-name="ce6" office:value-type="float" office:value="21.9611514165051" calcext:value-type="float">
            <text:p>21.961</text:p>
          </table:table-cell>
          <table:table-cell table:style-name="ce6" office:value-type="float" office:value="22.7897917735381" calcext:value-type="float">
            <text:p>22.790</text:p>
          </table:table-cell>
          <table:table-cell table:number-columns-repeated="2" table:style-name="ce6" office:value-type="float" office:value="28" calcext:value-type="float">
            <text:p>28.000</text:p>
          </table:table-cell>
          <table:table-cell table:style-name="ce7"/>
          <table:table-cell table:style-name="ce6" office:value-type="float" office:value="16.8543689320388" calcext:value-type="float">
            <text:p>16.854</text:p>
          </table:table-cell>
          <table:table-cell table:number-columns-repeated="1637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number-columns-repeated="5"/>
          <table:table-cell table:style-name="ce6" office:value-type="float" office:value="24.6974358974359" calcext:value-type="float">
            <text:p>24.697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7" table:number-columns-repeated="5"/>
          <table:table-cell table:style-name="ce6" office:value-type="float" office:value="22.3189643928525" calcext:value-type="float">
            <text:p>22.319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7" table:number-columns-repeated="5"/>
          <table:table-cell table:style-name="ce6" office:value-type="float" office:value="19.5117225792618" calcext:value-type="float">
            <text:p>19.512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style-name="ce6" office:value-type="float" office:value="5.04220646793484" calcext:value-type="float">
            <text:p>5.042</text:p>
          </table:table-cell>
          <table:table-cell table:style-name="ce6" office:value-type="float" office:value="3.93643031784841" calcext:value-type="float">
            <text:p>3.936</text:p>
          </table:table-cell>
          <table:table-cell table:style-name="ce6" office:value-type="float" office:value="6.36408405222125" calcext:value-type="float">
            <text:p>6.364</text:p>
          </table:table-cell>
          <table:table-cell table:style-name="ce6" office:value-type="float" office:value="9.48602205102182" calcext:value-type="float">
            <text:p>9.486</text:p>
          </table:table-cell>
          <table:table-cell table:style-name="ce6" office:value-type="float" office:value="12.3555075563354" calcext:value-type="float">
            <text:p>12.356</text:p>
          </table:table-cell>
          <table:table-cell table:style-name="ce6" office:value-type="float" office:value="17.3697006043272" calcext:value-type="float">
            <text:p>17.370</text:p>
          </table:table-cell>
          <table:table-cell table:style-name="ce6" office:value-type="float" office:value="18.7620417383748" calcext:value-type="float">
            <text:p>18.762</text:p>
          </table:table-cell>
          <table:table-cell table:style-name="ce6" office:value-type="float" office:value="12.877358490566" calcext:value-type="float">
            <text:p>12.877</text:p>
          </table:table-cell>
          <table:table-cell table:style-name="ce6" office:value-type="float" office:value="19.9964939178799" calcext:value-type="float">
            <text:p>19.996</text:p>
          </table:table-cell>
          <table:table-cell table:style-name="ce7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table:style-name="ce6" office:value-type="float" office:value="4.50697012692754" calcext:value-type="float">
            <text:p>4.507</text:p>
          </table:table-cell>
          <table:table-cell table:style-name="ce7"/>
          <table:table-cell table:style-name="ce6" office:value-type="float" office:value="4.32547169811321" calcext:value-type="float">
            <text:p>4.325</text:p>
          </table:table-cell>
          <table:table-cell table:style-name="ce6" office:value-type="float" office:value="11.7216981132075" calcext:value-type="float">
            <text:p>11.722</text:p>
          </table:table-cell>
          <table:table-cell table:style-name="ce6" office:value-type="float" office:value="13.7545742515907" calcext:value-type="float">
            <text:p>13.755</text:p>
          </table:table-cell>
          <table:table-cell table:style-name="ce6" office:value-type="float" office:value="18.0283018867925" calcext:value-type="float">
            <text:p>18.028</text:p>
          </table:table-cell>
          <table:table-cell table:style-name="ce6" office:value-type="float" office:value="15.9131323065705" calcext:value-type="float">
            <text:p>15.913</text:p>
          </table:table-cell>
          <table:table-cell table:style-name="ce6" office:value-type="float" office:value="14.2971698113208" calcext:value-type="float">
            <text:p>14.297</text:p>
          </table:table-cell>
          <table:table-cell table:style-name="ce6" office:value-type="float" office:value="17.9664378389827" calcext:value-type="float">
            <text:p>17.966</text:p>
          </table:table-cell>
          <table:table-cell table:style-name="ce7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style-name="ce6" office:value-type="float" office:value="4.07875416803922" calcext:value-type="float">
            <text:p>4.079</text:p>
          </table:table-cell>
          <table:table-cell table:style-name="ce7"/>
          <table:table-cell table:style-name="ce6" office:value-type="float" office:value="3.5" calcext:value-type="float">
            <text:p>3.500</text:p>
          </table:table-cell>
          <table:table-cell table:style-name="ce6" office:value-type="float" office:value="6.86792452830189" calcext:value-type="float">
            <text:p>6.868</text:p>
          </table:table-cell>
          <table:table-cell table:style-name="ce6" office:value-type="float" office:value="9.42716879840143" calcext:value-type="float">
            <text:p>9.427</text:p>
          </table:table-cell>
          <table:table-cell table:style-name="ce6" office:value-type="float" office:value="16.2783018867925" calcext:value-type="float">
            <text:p>16.278</text:p>
          </table:table-cell>
          <table:table-cell table:style-name="ce6" office:value-type="float" office:value="10.8095546652596" calcext:value-type="float">
            <text:p>10.810</text:p>
          </table:table-cell>
          <table:table-cell table:style-name="ce6" office:value-type="float" office:value="12.0518867924528" calcext:value-type="float">
            <text:p>12.052</text:p>
          </table:table-cell>
          <table:table-cell table:style-name="ce6" office:value-type="float" office:value="13.5347707579399" calcext:value-type="float">
            <text:p>13.535</text:p>
          </table:table-cell>
          <table:table-cell table:style-name="ce7"/>
          <table:table-cell table:number-columns-repeated="16371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4"/>
          <table:table-cell>
            <draw:frame table:end-cell-address="both.AD88" table:end-x="0.1142in" table:end-y="0.0622in" draw:z-index="0" draw:name="Chart 3" draw:style-name="gr1" draw:text-style-name="P1" svg:width="13.911in" svg:height="6.9268in" svg:x="0.276in" svg:y="0.1354in">
              <draw:object draw:notify-on-update-of-ranges="both.D59:both.D59 both.D60:both.D72 both.C60:both.C72 both.E59:both.E59 both.E60:both.E72 both.C60:both.C72 both.F59:both.F59 both.F60:both.F72 both.C60:both.C72 both.G59:both.G59 both.G60:both.G72 both.C60:both.C72 both.H59:both.H59 both.H60:both.H72 both.C60:both.C72 both.I59:both.I59 both.I60:both.I72 both.C60:both.C72 both.J59:both.J59 both.J60:both.J72 both.C60:both.C72 both.K59:both.K59 both.K60:both.K72 both.C60:both.C72 both.L59:both.L59 both.L60:both.L72 both.C60:both.C72 both.M59:both.M59 both.M60:both.M72 both.C60:both.C7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5" calcext:value-type="float">
            <text:p>0.05</text:p>
          </table:table-cell>
          <table:table-cell office:value-type="float" office:value="0.167" calcext:value-type="float">
            <text:p>0.167</text:p>
          </table:table-cell>
          <table:table-cell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 table:number-columns-repeated="1637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11.0434411009312" calcext:value-type="float">
            <text:p>11.043</text:p>
          </table:table-cell>
          <table:table-cell table:style-name="ce7" table:number-columns-repeated="4"/>
          <table:table-cell table:style-name="ce6" office:value-type="float" office:value="9.89581205311542" calcext:value-type="float">
            <text:p>9.896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number-columns-repeated="5"/>
          <table:table-cell table:style-name="ce6" office:value-type="float" office:value="10.9368743615935" calcext:value-type="float">
            <text:p>10.937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number-columns-repeated="5"/>
          <table:table-cell table:style-name="ce6" office:value-type="float" office:value="32.5721997300945" calcext:value-type="float">
            <text:p>32.572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1.5715197643015" calcext:value-type="float">
            <text:p>1.572</text:p>
          </table:table-cell>
          <table:table-cell table:style-name="ce7"/>
          <table:table-cell table:style-name="ce6" office:value-type="float" office:value="2.68519518782225" calcext:value-type="float">
            <text:p>2.685</text:p>
          </table:table-cell>
          <table:table-cell table:style-name="ce6" office:value-type="float" office:value="12.5659710287258" calcext:value-type="float">
            <text:p>12.566</text:p>
          </table:table-cell>
          <table:table-cell table:style-name="ce6" office:value-type="float" office:value="20.7236435060152" calcext:value-type="float">
            <text:p>20.724</text:p>
          </table:table-cell>
          <table:table-cell table:style-name="ce6" office:value-type="float" office:value="25.2829417773238" calcext:value-type="float">
            <text:p>25.283</text:p>
          </table:table-cell>
          <table:table-cell table:style-name="ce6" office:value-type="float" office:value="29.5495212374171" calcext:value-type="float">
            <text:p>29.550</text:p>
          </table:table-cell>
          <table:table-cell table:style-name="ce6" office:value-type="float" office:value="33.1163761355266" calcext:value-type="float">
            <text:p>33.116</text:p>
          </table:table-cell>
          <table:table-cell table:style-name="ce6" office:value-type="float" office:value="34.5270316719863" calcext:value-type="float">
            <text:p>34.527</text:p>
          </table:table-cell>
          <table:table-cell table:style-name="ce8" office:value-type="float" office:value="40.1325313037073" calcext:value-type="float">
            <text:p>40.133</text:p>
          </table:table-cell>
          <table:table-cell table:number-columns-repeated="16371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7"/>
          <table:table-cell table:style-name="ce6" table:number-columns-repeated="4"/>
          <table:table-cell table:style-name="ce6" office:value-type="float" office:value="38.7910768513962" calcext:value-type="float">
            <text:p>38.791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7" table:number-columns-repeated="5"/>
          <table:table-cell table:style-name="ce11" office:value-type="float" office:value="58.802860061287" calcext:value-type="float">
            <text:p>58.803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6.84933682789294" calcext:value-type="float">
            <text:p>6.849</text:p>
          </table:table-cell>
          <table:table-cell table:style-name="ce7"/>
          <table:table-cell table:style-name="ce6" office:value-type="float" office:value="24.6353744738305" calcext:value-type="float">
            <text:p>24.635</text:p>
          </table:table-cell>
          <table:table-cell table:style-name="ce11" office:value-type="float" office:value="36.3014851878326" calcext:value-type="float">
            <text:p>36.301</text:p>
          </table:table-cell>
          <table:table-cell table:style-name="ce6" office:value-type="float" office:value="49.8800730680645" calcext:value-type="float">
            <text:p>49.880</text:p>
          </table:table-cell>
          <table:table-cell table:style-name="ce6" office:value-type="float" office:value="56" calcext:value-type="float">
            <text:p>56.000</text:p>
          </table:table-cell>
          <table:table-cell table:style-name="ce11" office:value-type="float" office:value="64.9886426812803" calcext:value-type="float">
            <text:p>64.989</text:p>
          </table:table-cell>
          <table:table-cell table:style-name="ce6" office:value-type="float" office:value="64.9886426812803" calcext:value-type="float">
            <text:p>64.989</text:p>
          </table:table-cell>
          <table:table-cell table:style-name="ce6" office:value-type="float" office:value="70.7260741799698" calcext:value-type="float">
            <text:p>70.726</text:p>
          </table:table-cell>
          <table:table-cell table:style-name="ce6" office:value-type="float" office:value="69.1960924469859" calcext:value-type="float">
            <text:p>69.196</text:p>
          </table:table-cell>
          <table:table-cell table:number-columns-repeated="1637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7"/>
          <table:table-cell table:style-name="ce6" office:value-type="float" office:value="4.64829231380898" calcext:value-type="float">
            <text:p>4.648</text:p>
          </table:table-cell>
          <table:table-cell table:style-name="ce6" office:value-type="float" office:value="16.1418989111336" calcext:value-type="float">
            <text:p>16.142</text:p>
          </table:table-cell>
          <table:table-cell table:style-name="ce6" office:value-type="float" office:value="32.0870067076221" calcext:value-type="float">
            <text:p>32.087</text:p>
          </table:table-cell>
          <table:table-cell table:style-name="ce11" office:value-type="float" office:value="53.2930448500083" calcext:value-type="float">
            <text:p>53.293</text:p>
          </table:table-cell>
          <table:table-cell table:style-name="ce6" office:value-type="float" office:value="53" calcext:value-type="float">
            <text:p>53.000</text:p>
          </table:table-cell>
          <table:table-cell table:style-name="ce6" office:value-type="float" office:value="56.0653576329661" calcext:value-type="float">
            <text:p>56.065</text:p>
          </table:table-cell>
          <table:table-cell table:style-name="ce7" table:number-columns-repeated="3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style-name="ce7" table:number-columns-repeated="5"/>
          <table:table-cell table:style-name="ce6" office:value-type="float" office:value="50.4831309041835" calcext:value-type="float">
            <text:p>50.483</text:p>
          </table:table-cell>
          <table:table-cell table:style-name="ce7" table:number-columns-repeated="4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style-name="ce7"/>
          <table:table-cell table:style-name="ce6" office:value-type="float" office:value="18.421052631579" calcext:value-type="float">
            <text:p>18.421</text:p>
          </table:table-cell>
          <table:table-cell table:style-name="ce11" office:value-type="float" office:value="25.077399380805" calcext:value-type="float">
            <text:p>25.077</text:p>
          </table:table-cell>
          <table:table-cell table:style-name="ce6" office:value-type="float" office:value="32.4720171469398" calcext:value-type="float">
            <text:p>32.472</text:p>
          </table:table-cell>
          <table:table-cell table:style-name="ce6" office:value-type="float" office:value="40.3072160038104" calcext:value-type="float">
            <text:p>40.307</text:p>
          </table:table-cell>
          <table:table-cell table:style-name="ce7"/>
          <table:table-cell table:style-name="ce6" office:value-type="float" office:value="59.5141700404858" calcext:value-type="float">
            <text:p>59.514</text:p>
          </table:table-cell>
          <table:table-cell table:style-name="ce7" table:number-columns-repeated="3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style-name="ce6" office:value-type="float" office:value="14.9083953016505" calcext:value-type="float">
            <text:p>14.908</text:p>
          </table:table-cell>
          <table:table-cell table:style-name="ce7"/>
          <table:table-cell table:style-name="ce6" office:value-type="float" office:value="14.9302153767085" calcext:value-type="float">
            <text:p>14.930</text:p>
          </table:table-cell>
          <table:table-cell table:style-name="ce6" office:value-type="float" office:value="21.4059714437146" calcext:value-type="float">
            <text:p>21.406</text:p>
          </table:table-cell>
          <table:table-cell table:style-name="ce6" office:value-type="float" office:value="22.3970656730321" calcext:value-type="float">
            <text:p>22.397</text:p>
          </table:table-cell>
          <table:table-cell table:style-name="ce6" office:value-type="float" office:value="38.8545364020365" calcext:value-type="float">
            <text:p>38.855</text:p>
          </table:table-cell>
          <table:table-cell table:style-name="ce6" office:value-type="float" office:value="35.271503318361" calcext:value-type="float">
            <text:p>35.272</text:p>
          </table:table-cell>
          <table:table-cell table:style-name="ce6" office:value-type="float" office:value="39.3042416844675" calcext:value-type="float">
            <text:p>39.304</text:p>
          </table:table-cell>
          <table:table-cell table:style-name="ce6" office:value-type="float" office:value="41.4551882962416" calcext:value-type="float">
            <text:p>41.455</text:p>
          </table:table-cell>
          <table:table-cell table:style-name="ce7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table:style-name="ce6" office:value-type="float" office:value="14.8462953742815" calcext:value-type="float">
            <text:p>14.846</text:p>
          </table:table-cell>
          <table:table-cell table:style-name="ce7"/>
          <table:table-cell table:style-name="ce6" office:value-type="float" office:value="12.9515121340122" calcext:value-type="float">
            <text:p>12.952</text:p>
          </table:table-cell>
          <table:table-cell table:style-name="ce6" office:value-type="float" office:value="20.1467966529078" calcext:value-type="float">
            <text:p>20.147</text:p>
          </table:table-cell>
          <table:table-cell table:style-name="ce6" office:value-type="float" office:value="21.8848326186232" calcext:value-type="float">
            <text:p>21.885</text:p>
          </table:table-cell>
          <table:table-cell table:style-name="ce6" office:value-type="float" office:value="28.511314906124" calcext:value-type="float">
            <text:p>28.511</text:p>
          </table:table-cell>
          <table:table-cell table:style-name="ce6" office:value-type="float" office:value="29.3890688304867" calcext:value-type="float">
            <text:p>29.389</text:p>
          </table:table-cell>
          <table:table-cell table:style-name="ce6" office:value-type="float" office:value="24.374026307759" calcext:value-type="float">
            <text:p>24.374</text:p>
          </table:table-cell>
          <table:table-cell table:style-name="ce6" office:value-type="float" office:value="30.3981325333814" calcext:value-type="float">
            <text:p>30.398</text:p>
          </table:table-cell>
          <table:table-cell table:style-name="ce7"/>
          <table:table-cell table:number-columns-repeated="16371"/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style-name="ce6" office:value-type="float" office:value="15.9401503835879" calcext:value-type="float">
            <text:p>15.940</text:p>
          </table:table-cell>
          <table:table-cell table:style-name="ce7"/>
          <table:table-cell table:style-name="ce6" office:value-type="float" office:value="10.8828678348297" calcext:value-type="float">
            <text:p>10.883</text:p>
          </table:table-cell>
          <table:table-cell table:style-name="ce6" office:value-type="float" office:value="14.7503332637361" calcext:value-type="float">
            <text:p>14.750</text:p>
          </table:table-cell>
          <table:table-cell table:style-name="ce6" office:value-type="float" office:value="17.2544317682281" calcext:value-type="float">
            <text:p>17.254</text:p>
          </table:table-cell>
          <table:table-cell table:style-name="ce6" office:value-type="float" office:value="25.1834958161348" calcext:value-type="float">
            <text:p>25.183</text:p>
          </table:table-cell>
          <table:table-cell table:style-name="ce6" office:value-type="float" office:value="26.7216731772808" calcext:value-type="float">
            <text:p>26.722</text:p>
          </table:table-cell>
          <table:table-cell table:style-name="ce6" office:value-type="float" office:value="21.8556767261455" calcext:value-type="float">
            <text:p>21.856</text:p>
          </table:table-cell>
          <table:table-cell table:style-name="ce6" office:value-type="float" office:value="32.681213383372" calcext:value-type="float">
            <text:p>32.681</text:p>
          </table:table-cell>
          <table:table-cell table:style-name="ce7"/>
          <table:table-cell table:number-columns-repeated="16371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4" table:style-name="ta4">
        <office:forms form:automatic-focus="false" form:apply-design-mode="false"/>
        <table:table-column table:style-name="co5" table:number-columns-repeated="6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8.24444444444444" calcext:value-type="float">
            <text:p>8.2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9.89581205311542" calcext:value-type="float">
            <text:p>9.89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18.7667649918865" calcext:value-type="float">
            <text:p>18.7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10.9368743615935" calcext:value-type="float">
            <text:p>10.93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float" office:value="24.9247863247863" calcext:value-type="float">
            <text:p>24.9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32.5721997300945" calcext:value-type="float">
            <text:p>32.57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24.7808839877834" calcext:value-type="float">
            <text:p>24.7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25.2829417773238" calcext:value-type="float">
            <text:p>25.28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" office:value-type="float" office:value="28" calcext:value-type="float">
            <text:p>28.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38.7910768513962" calcext:value-type="float">
            <text:p>38.79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float" office:value="22.7897917735381" calcext:value-type="float">
            <text:p>22.7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1" office:value-type="float" office:value="58.802860061287" calcext:value-type="float">
            <text:p>58.80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" office:value-type="float" office:value="24.6974358974359" calcext:value-type="float">
            <text:p>24.6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56" calcext:value-type="float">
            <text:p>56.0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float" office:value="22.3189643928525" calcext:value-type="float">
            <text:p>22.3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53" calcext:value-type="float">
            <text:p>53.0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float" office:value="19.5117225792618" calcext:value-type="float">
            <text:p>19.512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6" office:value-type="float" office:value="17.3697006043272" calcext:value-type="float">
            <text:p>17.370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" office:value-type="float" office:value="18.0283018867925" calcext:value-type="float">
            <text:p>18.028</text:p>
          </table:table-cell>
          <table:table-cell table:number-columns-repeated="4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6" office:value-type="float" office:value="16.2783018867925" calcext:value-type="float">
            <text:p>16.278</text:p>
          </table:table-cell>
          <table:table-cell table:number-columns-repeated="4"/>
        </table:table-row>
        <table:table-row table:style-name="ro3" table:number-rows-repeated="104856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s" style:display-name="PageStyle_R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th" style:display-name="PageStyle_bot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K" style:display-name="PageStyle_pER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SWiley</meta:initial-creator>
    <meta:creation-date>2021-03-16T20:00:27</meta:creation-date>
    <dc:date>2023-07-25T23:58:08.192192922</dc:date>
    <meta:generator>LibreOffice/7.5.5.2$Linux_X86_64 LibreOffice_project/bf0ddd27f701ac1d9e0942bffe145c51e201aa5c</meta:generator>
    <meta:editing-duration>PT12H50M21S</meta:editing-duration>
    <meta:editing-cycles>1</meta:editing-cycles>
    <meta:document-statistic meta:table-count="4" meta:cell-count="1147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264478" svg:stroke-linecap="round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9e480e" svg:stroke-linecap="round" draw:fill-color="#9e480e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636363" svg:stroke-linecap="round" draw:fill-color="#636363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997300" svg:stroke-linecap="round" draw:fill-color="#997300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35.335cm" svg:height="17.595cm" xlink:href=".." xlink:type="simple" chart:class="chart:scatter" chart:style-name="ch1">
        <chart:title svg:x="17.088cm" svg:y="0.486cm" chart:style-name="ch2">
          <text:p>ERK</text:p>
        </chart:title>
        <chart:legend chart:legend-position="bottom" svg:x="8.301cm" svg:y="17.023cm" style:legend-expansion="wide" chart:style-name="ch3"/>
        <chart:plot-area chart:style-name="ch4" table:cell-range-address="both.C60:both.M72 both.D59:both.M59" chart:data-source-has-labels="row" svg:x="0.706cm" svg:y="1.716cm" svg:width="33.923cm" svg:height="14.772cm">
          <chart:coordinate-region svg:x="1.971cm" svg:y="1.902cm" svg:width="32.339cm" svg:height="14.11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oth.D60:both.D72" chart:label-cell-address="both.D59:both.D59" chart:class="chart:scatter">
            <chart:domain table:cell-range-address="both.C60:both.C72"/>
            <chart:data-point chart:repeated="13"/>
          </chart:series>
          <chart:series chart:style-name="ch9" chart:values-cell-range-address="both.E60:both.E72" chart:label-cell-address="both.E59:both.E59" chart:class="chart:scatter">
            <chart:data-point chart:repeated="13"/>
          </chart:series>
          <chart:series chart:style-name="ch10" chart:values-cell-range-address="both.F60:both.F72" chart:label-cell-address="both.F59:both.F59" chart:class="chart:scatter">
            <chart:data-point chart:repeated="13"/>
          </chart:series>
          <chart:series chart:style-name="ch11" chart:values-cell-range-address="both.G60:both.G72" chart:label-cell-address="both.G59:both.G59" chart:class="chart:scatter">
            <chart:data-point chart:repeated="13"/>
          </chart:series>
          <chart:series chart:style-name="ch12" chart:values-cell-range-address="both.H60:both.H72" chart:label-cell-address="both.H59:both.H59" chart:class="chart:scatter">
            <chart:data-point chart:repeated="13"/>
          </chart:series>
          <chart:series chart:style-name="ch13" chart:values-cell-range-address="both.I60:both.I72" chart:label-cell-address="both.I59:both.I59" chart:class="chart:scatter">
            <chart:data-point chart:repeated="13"/>
          </chart:series>
          <chart:series chart:style-name="ch14" chart:values-cell-range-address="both.J60:both.J72" chart:label-cell-address="both.J59:both.J59" chart:class="chart:scatter">
            <chart:data-point chart:repeated="13"/>
          </chart:series>
          <chart:series chart:style-name="ch15" chart:values-cell-range-address="both.K60:both.K72" chart:label-cell-address="both.K59:both.K59" chart:class="chart:scatter">
            <chart:data-point chart:repeated="13"/>
          </chart:series>
          <chart:series chart:style-name="ch16" chart:values-cell-range-address="both.L60:both.L72" chart:label-cell-address="both.L59:both.L59" chart:class="chart:scatter">
            <chart:data-point chart:repeated="13"/>
          </chart:series>
          <chart:series chart:style-name="ch17" chart:values-cell-range-address="both.M60:both.M72" chart:label-cell-address="both.M59:both.M59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</text:p>
                <draw:g>
                  <svg:desc>both.D59:both.D59</svg:desc>
                </draw:g>
              </table:table-cell>
              <table:table-cell office:value-type="string">
                <text:p>0.00167</text:p>
                <draw:g>
                  <svg:desc>both.E59:both.E59</svg:desc>
                </draw:g>
              </table:table-cell>
              <table:table-cell office:value-type="string">
                <text:p>0.005</text:p>
                <draw:g>
                  <svg:desc>both.F59:both.F59</svg:desc>
                </draw:g>
              </table:table-cell>
              <table:table-cell office:value-type="string">
                <text:p>0.0167</text:p>
                <draw:g>
                  <svg:desc>both.G59:both.G59</svg:desc>
                </draw:g>
              </table:table-cell>
              <table:table-cell office:value-type="string">
                <text:p>0.05</text:p>
                <draw:g>
                  <svg:desc>both.H59:both.H59</svg:desc>
                </draw:g>
              </table:table-cell>
              <table:table-cell office:value-type="string">
                <text:p>0.167</text:p>
                <draw:g>
                  <svg:desc>both.I59:both.I59</svg:desc>
                </draw:g>
              </table:table-cell>
              <table:table-cell office:value-type="string">
                <text:p>0.5</text:p>
                <draw:g>
                  <svg:desc>both.J59:both.J59</svg:desc>
                </draw:g>
              </table:table-cell>
              <table:table-cell office:value-type="string">
                <text:p>1.67</text:p>
                <draw:g>
                  <svg:desc>both.K59:both.K59</svg:desc>
                </draw:g>
              </table:table-cell>
              <table:table-cell office:value-type="string">
                <text:p>5</text:p>
                <draw:g>
                  <svg:desc>both.L59:both.L59</svg:desc>
                </draw:g>
              </table:table-cell>
              <table:table-cell office:value-type="string">
                <text:p>16.7</text:p>
                <draw:g>
                  <svg:desc>both.M59:both.M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oth.C60:both.C72</svg:desc>
                </draw:g>
              </table:table-cell>
              <table:table-cell office:value-type="float" office:value="11.0434411009312">
                <text:p>11.0434411009312</text:p>
                <draw:g>
                  <svg:desc>both.D60:both.D72</svg:desc>
                </draw:g>
              </table:table-cell>
              <table:table-cell office:value-type="float" office:value="NaN">
                <text:p>NaN</text:p>
                <draw:g>
                  <svg:desc>both.E60:both.E72</svg:desc>
                </draw:g>
              </table:table-cell>
              <table:table-cell office:value-type="float" office:value="NaN">
                <text:p>NaN</text:p>
                <draw:g>
                  <svg:desc>both.F60:both.F72</svg:desc>
                </draw:g>
              </table:table-cell>
              <table:table-cell office:value-type="float" office:value="NaN">
                <text:p>NaN</text:p>
                <draw:g>
                  <svg:desc>both.G60:both.G72</svg:desc>
                </draw:g>
              </table:table-cell>
              <table:table-cell office:value-type="float" office:value="NaN">
                <text:p>NaN</text:p>
                <draw:g>
                  <svg:desc>both.H60:both.H72</svg:desc>
                </draw:g>
              </table:table-cell>
              <table:table-cell office:value-type="float" office:value="9.89581205311542">
                <text:p>9.89581205311542</text:p>
                <draw:g>
                  <svg:desc>both.I60:both.I72</svg:desc>
                </draw:g>
              </table:table-cell>
              <table:table-cell office:value-type="float" office:value="NaN">
                <text:p>NaN</text:p>
                <draw:g>
                  <svg:desc>both.J60:both.J72</svg:desc>
                </draw:g>
              </table:table-cell>
              <table:table-cell office:value-type="float" office:value="NaN">
                <text:p>NaN</text:p>
                <draw:g>
                  <svg:desc>both.K60:both.K72</svg:desc>
                </draw:g>
              </table:table-cell>
              <table:table-cell office:value-type="float" office:value="NaN">
                <text:p>NaN</text:p>
                <draw:g>
                  <svg:desc>both.L60:both.L72</svg:desc>
                </draw:g>
              </table:table-cell>
              <table:table-cell office:value-type="float" office:value="NaN">
                <text:p>NaN</text:p>
                <draw:g>
                  <svg:desc>both.M60:both.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368743615935">
                <text:p>10.936874361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5721997300945">
                <text:p>32.572199730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715197643015">
                <text:p>1.5715197643015</text:p>
              </table:table-cell>
              <table:table-cell office:value-type="float" office:value="NaN">
                <text:p>NaN</text:p>
              </table:table-cell>
              <table:table-cell office:value-type="float" office:value="2.68519518782225">
                <text:p>2.68519518782225</text:p>
              </table:table-cell>
              <table:table-cell office:value-type="float" office:value="12.5659710287258">
                <text:p>12.5659710287258</text:p>
              </table:table-cell>
              <table:table-cell office:value-type="float" office:value="20.7236435060152">
                <text:p>20.7236435060152</text:p>
              </table:table-cell>
              <table:table-cell office:value-type="float" office:value="25.2829417773238">
                <text:p>25.2829417773238</text:p>
              </table:table-cell>
              <table:table-cell office:value-type="float" office:value="29.5495212374171">
                <text:p>29.5495212374171</text:p>
              </table:table-cell>
              <table:table-cell office:value-type="float" office:value="33.1163761355266">
                <text:p>33.1163761355266</text:p>
              </table:table-cell>
              <table:table-cell office:value-type="float" office:value="34.5270316719863">
                <text:p>34.5270316719863</text:p>
              </table:table-cell>
              <table:table-cell office:value-type="float" office:value="40.1325313037073">
                <text:p>40.1325313037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7910768513962">
                <text:p>38.791076851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802860061287">
                <text:p>58.80286006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.84933682789294">
                <text:p>6.84933682789294</text:p>
              </table:table-cell>
              <table:table-cell office:value-type="float" office:value="NaN">
                <text:p>NaN</text:p>
              </table:table-cell>
              <table:table-cell office:value-type="float" office:value="24.6353744738305">
                <text:p>24.6353744738305</text:p>
              </table:table-cell>
              <table:table-cell office:value-type="float" office:value="36.3014851878326">
                <text:p>36.3014851878326</text:p>
              </table:table-cell>
              <table:table-cell office:value-type="float" office:value="49.8800730680645">
                <text:p>49.8800730680645</text:p>
              </table:table-cell>
              <table:table-cell office:value-type="float" office:value="56">
                <text:p>56</text:p>
              </table:table-cell>
              <table:table-cell office:value-type="float" office:value="64.9886426812803">
                <text:p>64.9886426812803</text:p>
              </table:table-cell>
              <table:table-cell office:value-type="float" office:value="64.9886426812803">
                <text:p>64.9886426812803</text:p>
              </table:table-cell>
              <table:table-cell office:value-type="float" office:value="70.7260741799698">
                <text:p>70.7260741799698</text:p>
              </table:table-cell>
              <table:table-cell office:value-type="float" office:value="69.1960924469859">
                <text:p>69.1960924469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.64829231380898">
                <text:p>4.64829231380898</text:p>
              </table:table-cell>
              <table:table-cell office:value-type="float" office:value="16.1418989111336">
                <text:p>16.1418989111336</text:p>
              </table:table-cell>
              <table:table-cell office:value-type="float" office:value="32.0870067076221">
                <text:p>32.0870067076221</text:p>
              </table:table-cell>
              <table:table-cell office:value-type="float" office:value="53.2930448500083">
                <text:p>53.2930448500083</text:p>
              </table:table-cell>
              <table:table-cell office:value-type="float" office:value="53">
                <text:p>53</text:p>
              </table:table-cell>
              <table:table-cell office:value-type="float" office:value="56.0653576329661">
                <text:p>56.065357632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831309041835">
                <text:p>50.483130904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8.421052631579">
                <text:p>18.421052631579</text:p>
              </table:table-cell>
              <table:table-cell office:value-type="float" office:value="25.077399380805">
                <text:p>25.077399380805</text:p>
              </table:table-cell>
              <table:table-cell office:value-type="float" office:value="32.4720171469398">
                <text:p>32.4720171469398</text:p>
              </table:table-cell>
              <table:table-cell office:value-type="float" office:value="40.3072160038104">
                <text:p>40.3072160038104</text:p>
              </table:table-cell>
              <table:table-cell office:value-type="float" office:value="NaN">
                <text:p>NaN</text:p>
              </table:table-cell>
              <table:table-cell office:value-type="float" office:value="59.5141700404858">
                <text:p>59.514170040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.9083953016505">
                <text:p>14.9083953016505</text:p>
              </table:table-cell>
              <table:table-cell office:value-type="float" office:value="NaN">
                <text:p>NaN</text:p>
              </table:table-cell>
              <table:table-cell office:value-type="float" office:value="14.9302153767085">
                <text:p>14.9302153767085</text:p>
              </table:table-cell>
              <table:table-cell office:value-type="float" office:value="21.4059714437146">
                <text:p>21.4059714437146</text:p>
              </table:table-cell>
              <table:table-cell office:value-type="float" office:value="22.3970656730321">
                <text:p>22.3970656730321</text:p>
              </table:table-cell>
              <table:table-cell office:value-type="float" office:value="38.8545364020365">
                <text:p>38.8545364020365</text:p>
              </table:table-cell>
              <table:table-cell office:value-type="float" office:value="35.271503318361">
                <text:p>35.271503318361</text:p>
              </table:table-cell>
              <table:table-cell office:value-type="float" office:value="39.3042416844675">
                <text:p>39.3042416844675</text:p>
              </table:table-cell>
              <table:table-cell office:value-type="float" office:value="41.4551882962416">
                <text:p>41.455188296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.8462953742815">
                <text:p>14.8462953742815</text:p>
              </table:table-cell>
              <table:table-cell office:value-type="float" office:value="NaN">
                <text:p>NaN</text:p>
              </table:table-cell>
              <table:table-cell office:value-type="float" office:value="12.9515121340122">
                <text:p>12.9515121340122</text:p>
              </table:table-cell>
              <table:table-cell office:value-type="float" office:value="20.1467966529078">
                <text:p>20.1467966529078</text:p>
              </table:table-cell>
              <table:table-cell office:value-type="float" office:value="21.8848326186232">
                <text:p>21.8848326186232</text:p>
              </table:table-cell>
              <table:table-cell office:value-type="float" office:value="28.511314906124">
                <text:p>28.511314906124</text:p>
              </table:table-cell>
              <table:table-cell office:value-type="float" office:value="29.3890688304867">
                <text:p>29.3890688304867</text:p>
              </table:table-cell>
              <table:table-cell office:value-type="float" office:value="24.374026307759">
                <text:p>24.374026307759</text:p>
              </table:table-cell>
              <table:table-cell office:value-type="float" office:value="30.3981325333814">
                <text:p>30.398132533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5.9401503835879">
                <text:p>15.9401503835879</text:p>
              </table:table-cell>
              <table:table-cell office:value-type="float" office:value="NaN">
                <text:p>NaN</text:p>
              </table:table-cell>
              <table:table-cell office:value-type="float" office:value="10.8828678348297">
                <text:p>10.8828678348297</text:p>
              </table:table-cell>
              <table:table-cell office:value-type="float" office:value="14.7503332637361">
                <text:p>14.7503332637361</text:p>
              </table:table-cell>
              <table:table-cell office:value-type="float" office:value="17.2544317682281">
                <text:p>17.2544317682281</text:p>
              </table:table-cell>
              <table:table-cell office:value-type="float" office:value="25.1834958161348">
                <text:p>25.1834958161348</text:p>
              </table:table-cell>
              <table:table-cell office:value-type="float" office:value="26.7216731772808">
                <text:p>26.7216731772808</text:p>
              </table:table-cell>
              <table:table-cell office:value-type="float" office:value="21.8556767261455">
                <text:p>21.8556767261455</text:p>
              </table:table-cell>
              <table:table-cell office:value-type="float" office:value="32.681213383372">
                <text:p>32.6812133833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bf0ddd27f701ac1d9e0942bffe145c51e201aa5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264478" svg:stroke-linecap="round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9e480e" svg:stroke-linecap="round" draw:fill-color="#9e480e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636363" svg:stroke-linecap="round" draw:fill-color="#636363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997300" svg:stroke-linecap="round" draw:fill-color="#997300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35.351cm" svg:height="17.118cm" xlink:href=".." xlink:type="simple" chart:class="chart:scatter" chart:style-name="ch1">
        <chart:title svg:x="17.083cm" svg:y="0.477cm" chart:style-name="ch2">
          <text:p>RAS</text:p>
        </chart:title>
        <chart:legend chart:legend-position="bottom" svg:x="8.309cm" svg:y="16.546cm" style:legend-expansion="wide" chart:style-name="ch3"/>
        <chart:plot-area chart:style-name="ch4" table:cell-range-address="both.C40:both.M51 both.D39:both.M39" chart:data-source-has-labels="row" svg:x="0.707cm" svg:y="1.698cm" svg:width="33.937cm" svg:height="14.322cm">
          <chart:coordinate-region svg:x="1.972cm" svg:y="1.884cm" svg:width="32.353cm" svg:height="13.66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oth.D40:both.D51" chart:label-cell-address="both.D39:both.D39" chart:class="chart:scatter">
            <chart:domain table:cell-range-address="both.C40:both.C51"/>
            <chart:data-point chart:repeated="12"/>
          </chart:series>
          <chart:series chart:style-name="ch9" chart:values-cell-range-address="both.E40:both.E51" chart:label-cell-address="both.E39:both.E39" chart:class="chart:scatter">
            <chart:data-point chart:repeated="12"/>
          </chart:series>
          <chart:series chart:style-name="ch10" chart:values-cell-range-address="both.F40:both.F51" chart:label-cell-address="both.F39:both.F39" chart:class="chart:scatter">
            <chart:data-point chart:repeated="12"/>
          </chart:series>
          <chart:series chart:style-name="ch11" chart:values-cell-range-address="both.G40:both.G51" chart:label-cell-address="both.G39:both.G39" chart:class="chart:scatter">
            <chart:data-point chart:repeated="12"/>
          </chart:series>
          <chart:series chart:style-name="ch12" chart:values-cell-range-address="both.H40:both.H51" chart:label-cell-address="both.H39:both.H39" chart:class="chart:scatter">
            <chart:data-point chart:repeated="12"/>
          </chart:series>
          <chart:series chart:style-name="ch13" chart:values-cell-range-address="both.I40:both.I51" chart:label-cell-address="both.I39:both.I39" chart:class="chart:scatter">
            <chart:data-point chart:repeated="12"/>
          </chart:series>
          <chart:series chart:style-name="ch14" chart:values-cell-range-address="both.J40:both.J51" chart:label-cell-address="both.J39:both.J39" chart:class="chart:scatter">
            <chart:data-point chart:repeated="12"/>
          </chart:series>
          <chart:series chart:style-name="ch15" chart:values-cell-range-address="both.K40:both.K51" chart:label-cell-address="both.K39:both.K39" chart:class="chart:scatter">
            <chart:data-point chart:repeated="12"/>
          </chart:series>
          <chart:series chart:style-name="ch16" chart:values-cell-range-address="both.L40:both.L51" chart:label-cell-address="both.L39:both.L39" chart:class="chart:scatter">
            <chart:data-point chart:repeated="12"/>
          </chart:series>
          <chart:series chart:style-name="ch17" chart:values-cell-range-address="both.M40:both.M51" chart:label-cell-address="both.M39:both.M39" chart:class="chart:scatte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</text:p>
                <draw:g>
                  <svg:desc>both.D39:both.D39</svg:desc>
                </draw:g>
              </table:table-cell>
              <table:table-cell office:value-type="string">
                <text:p>0.00167</text:p>
                <draw:g>
                  <svg:desc>both.E39:both.E39</svg:desc>
                </draw:g>
              </table:table-cell>
              <table:table-cell office:value-type="string">
                <text:p>0.005</text:p>
                <draw:g>
                  <svg:desc>both.F39:both.F39</svg:desc>
                </draw:g>
              </table:table-cell>
              <table:table-cell office:value-type="string">
                <text:p>0.0167</text:p>
                <draw:g>
                  <svg:desc>both.G39:both.G39</svg:desc>
                </draw:g>
              </table:table-cell>
              <table:table-cell office:value-type="string">
                <text:p>0.05</text:p>
                <draw:g>
                  <svg:desc>both.H39:both.H39</svg:desc>
                </draw:g>
              </table:table-cell>
              <table:table-cell office:value-type="string">
                <text:p>0.167</text:p>
                <draw:g>
                  <svg:desc>both.I39:both.I39</svg:desc>
                </draw:g>
              </table:table-cell>
              <table:table-cell office:value-type="string">
                <text:p>0.5</text:p>
                <draw:g>
                  <svg:desc>both.J39:both.J39</svg:desc>
                </draw:g>
              </table:table-cell>
              <table:table-cell office:value-type="string">
                <text:p>1.67</text:p>
                <draw:g>
                  <svg:desc>both.K39:both.K39</svg:desc>
                </draw:g>
              </table:table-cell>
              <table:table-cell office:value-type="string">
                <text:p>5</text:p>
                <draw:g>
                  <svg:desc>both.L39:both.L39</svg:desc>
                </draw:g>
              </table:table-cell>
              <table:table-cell office:value-type="string">
                <text:p>16.7</text:p>
                <draw:g>
                  <svg:desc>both.M39:both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oth.C40:both.C51</svg:desc>
                </draw:g>
              </table:table-cell>
              <table:table-cell office:value-type="float" office:value="3.1791095084842">
                <text:p>3.1791095084842</text:p>
                <draw:g>
                  <svg:desc>both.D40:both.D51</svg:desc>
                </draw:g>
              </table:table-cell>
              <table:table-cell office:value-type="float" office:value="NaN">
                <text:p>NaN</text:p>
                <draw:g>
                  <svg:desc>both.E40:both.E51</svg:desc>
                </draw:g>
              </table:table-cell>
              <table:table-cell office:value-type="float" office:value="NaN">
                <text:p>NaN</text:p>
                <draw:g>
                  <svg:desc>both.F40:both.F51</svg:desc>
                </draw:g>
              </table:table-cell>
              <table:table-cell office:value-type="float" office:value="NaN">
                <text:p>NaN</text:p>
                <draw:g>
                  <svg:desc>both.G40:both.G51</svg:desc>
                </draw:g>
              </table:table-cell>
              <table:table-cell office:value-type="float" office:value="NaN">
                <text:p>NaN</text:p>
                <draw:g>
                  <svg:desc>both.H40:both.H51</svg:desc>
                </draw:g>
              </table:table-cell>
              <table:table-cell office:value-type="float" office:value="8.24444444444444">
                <text:p>8.24444444444444</text:p>
                <draw:g>
                  <svg:desc>both.I40:both.I51</svg:desc>
                </draw:g>
              </table:table-cell>
              <table:table-cell office:value-type="float" office:value="NaN">
                <text:p>NaN</text:p>
                <draw:g>
                  <svg:desc>both.J40:both.J51</svg:desc>
                </draw:g>
              </table:table-cell>
              <table:table-cell office:value-type="float" office:value="NaN">
                <text:p>NaN</text:p>
                <draw:g>
                  <svg:desc>both.K40:both.K51</svg:desc>
                </draw:g>
              </table:table-cell>
              <table:table-cell office:value-type="float" office:value="NaN">
                <text:p>NaN</text:p>
                <draw:g>
                  <svg:desc>both.L40:both.L51</svg:desc>
                </draw:g>
              </table:table-cell>
              <table:table-cell office:value-type="float" office:value="NaN">
                <text:p>NaN</text:p>
                <draw:g>
                  <svg:desc>both.M40:both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667649918865">
                <text:p>18.766764991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247863247863">
                <text:p>24.924786324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31784841075795">
                <text:p>8.31784841075795</text:p>
              </table:table-cell>
              <table:table-cell office:value-type="float" office:value="9.92665036674817">
                <text:p>9.92665036674817</text:p>
              </table:table-cell>
              <table:table-cell office:value-type="float" office:value="13.281173594132">
                <text:p>13.281173594132</text:p>
              </table:table-cell>
              <table:table-cell office:value-type="float" office:value="19.2029339853301">
                <text:p>19.2029339853301</text:p>
              </table:table-cell>
              <table:table-cell office:value-type="float" office:value="24.7808839877834">
                <text:p>24.780883987783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430332504666">
                <text:p>3.1343033250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.548">
                <text:p>7.548</text:p>
              </table:table-cell>
              <table:table-cell office:value-type="float" office:value="11.1929233361415">
                <text:p>11.1929233361415</text:p>
              </table:table-cell>
              <table:table-cell office:value-type="float" office:value="15.318610731686">
                <text:p>15.318610731686</text:p>
              </table:table-cell>
              <table:table-cell office:value-type="float" office:value="21.9611514165051">
                <text:p>21.9611514165051</text:p>
              </table:table-cell>
              <table:table-cell office:value-type="float" office:value="22.7897917735381">
                <text:p>22.789791773538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6.8543689320388">
                <text:p>16.8543689320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974358974359">
                <text:p>24.697435897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189643928525">
                <text:p>22.318964392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117225792618">
                <text:p>19.511722579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.04220646793484">
                <text:p>5.04220646793484</text:p>
              </table:table-cell>
              <table:table-cell office:value-type="float" office:value="3.93643031784841">
                <text:p>3.93643031784841</text:p>
              </table:table-cell>
              <table:table-cell office:value-type="float" office:value="6.36408405222125">
                <text:p>6.36408405222125</text:p>
              </table:table-cell>
              <table:table-cell office:value-type="float" office:value="9.48602205102182">
                <text:p>9.48602205102182</text:p>
              </table:table-cell>
              <table:table-cell office:value-type="float" office:value="12.3555075563354">
                <text:p>12.3555075563354</text:p>
              </table:table-cell>
              <table:table-cell office:value-type="float" office:value="17.3697006043272">
                <text:p>17.3697006043272</text:p>
              </table:table-cell>
              <table:table-cell office:value-type="float" office:value="18.7620417383748">
                <text:p>18.7620417383748</text:p>
              </table:table-cell>
              <table:table-cell office:value-type="float" office:value="12.877358490566">
                <text:p>12.877358490566</text:p>
              </table:table-cell>
              <table:table-cell office:value-type="float" office:value="19.9964939178799">
                <text:p>19.996493917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4.50697012692754">
                <text:p>4.50697012692754</text:p>
              </table:table-cell>
              <table:table-cell office:value-type="float" office:value="NaN">
                <text:p>NaN</text:p>
              </table:table-cell>
              <table:table-cell office:value-type="float" office:value="4.32547169811321">
                <text:p>4.32547169811321</text:p>
              </table:table-cell>
              <table:table-cell office:value-type="float" office:value="11.7216981132075">
                <text:p>11.7216981132075</text:p>
              </table:table-cell>
              <table:table-cell office:value-type="float" office:value="13.7545742515907">
                <text:p>13.7545742515907</text:p>
              </table:table-cell>
              <table:table-cell office:value-type="float" office:value="18.0283018867925">
                <text:p>18.0283018867925</text:p>
              </table:table-cell>
              <table:table-cell office:value-type="float" office:value="15.9131323065705">
                <text:p>15.9131323065705</text:p>
              </table:table-cell>
              <table:table-cell office:value-type="float" office:value="14.2971698113208">
                <text:p>14.2971698113208</text:p>
              </table:table-cell>
              <table:table-cell office:value-type="float" office:value="17.9664378389827">
                <text:p>17.966437838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.07875416803922">
                <text:p>4.0787541680392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6.86792452830189">
                <text:p>6.86792452830189</text:p>
              </table:table-cell>
              <table:table-cell office:value-type="float" office:value="9.42716879840143">
                <text:p>9.42716879840143</text:p>
              </table:table-cell>
              <table:table-cell office:value-type="float" office:value="16.2783018867925">
                <text:p>16.2783018867925</text:p>
              </table:table-cell>
              <table:table-cell office:value-type="float" office:value="10.8095546652596">
                <text:p>10.8095546652596</text:p>
              </table:table-cell>
              <table:table-cell office:value-type="float" office:value="12.0518867924528">
                <text:p>12.0518867924528</text:p>
              </table:table-cell>
              <table:table-cell office:value-type="float" office:value="13.5347707579399">
                <text:p>13.53477075793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bf0ddd27f701ac1d9e0942bffe145c51e201aa5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